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line-height="150%" fo:background-color="transparent"/>
      <style:text-properties fo:font-size="14pt" officeooo:rsid="001a3514" officeooo:paragraph-rsid="001a3514" style:font-size-asian="12.25pt" style:font-size-complex="14pt"/>
    </style:style>
    <style:style style:name="P2" style:family="paragraph" style:parent-style-name="Standard" style:list-style-name="L2">
      <loext:graphic-properties draw:fill="none"/>
      <style:paragraph-properties fo:line-height="150%" fo:background-color="transparent"/>
      <style:text-properties fo:font-size="14pt" officeooo:rsid="001a3514" officeooo:paragraph-rsid="0020f9ea" style:font-size-asian="12.25pt" style:font-size-complex="14pt"/>
    </style:style>
    <style:style style:name="P3" style:family="paragraph" style:parent-style-name="Standard" style:list-style-name="L2">
      <loext:graphic-properties draw:fill="none"/>
      <style:paragraph-properties fo:line-height="150%" fo:background-color="transparent"/>
      <style:text-properties fo:font-size="14pt" officeooo:rsid="001f1ddd" officeooo:paragraph-rsid="001f1ddd" style:font-size-asian="12.25pt" style:font-size-complex="14pt"/>
    </style:style>
    <style:style style:name="P4" style:family="paragraph" style:parent-style-name="Standard" style:list-style-name="L2">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5" style:family="paragraph" style:parent-style-name="Standard" style:list-style-name="L2">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6" style:family="paragraph" style:parent-style-name="Standard" style:list-style-name="L2">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7" style:family="paragraph" style:parent-style-name="Standard" style:list-style-name="L2">
      <loext:graphic-properties draw:fill="none"/>
      <style:paragraph-properties fo:line-height="150%" fo:background-color="transparent"/>
      <style:text-properties fo:font-size="14pt" fo:font-style="italic" officeooo:rsid="006bd345" officeooo:paragraph-rsid="006bd345" style:font-size-asian="12.25pt" style:font-style-asian="italic" style:font-size-complex="14pt" style:font-style-complex="italic"/>
    </style:style>
    <style:style style:name="P8" style:family="paragraph" style:parent-style-name="Standard" style:list-style-name="L4">
      <loext:graphic-properties draw:fill="none"/>
      <style:paragraph-properties fo:line-height="150%" fo:text-align="start" style:justify-single-word="false" fo:background-color="transparent"/>
      <style:text-properties fo:font-size="14pt" fo:font-style="italic" officeooo:rsid="006cee45" officeooo:paragraph-rsid="006cee45" style:font-size-asian="12.25pt" style:font-style-asian="italic" style:font-size-complex="14pt" style:font-style-complex="italic"/>
    </style:style>
    <style:style style:name="P9"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2869d7" officeooo:paragraph-rsid="002869d7" style:font-size-asian="12.25pt" style:font-style-asian="normal" style:font-size-complex="14pt" style:font-style-complex="normal"/>
    </style:style>
    <style:style style:name="P10"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53f050" officeooo:paragraph-rsid="0053f050" style:font-size-asian="12.25pt" style:font-style-asian="normal" style:font-size-complex="14pt" style:font-style-complex="normal"/>
    </style:style>
    <style:style style:name="P11" style:family="paragraph" style:parent-style-name="Standard" style:list-style-name="L5">
      <loext:graphic-properties draw:fill="none"/>
      <style:paragraph-properties fo:line-height="150%" fo:text-align="start" style:justify-single-word="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1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1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1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1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1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505c5"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6e21" officeooo:paragraph-rsid="00436e21"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388f8" officeooo:paragraph-rsid="006388f8" style:font-size-asian="12.25pt" style:font-style-asian="italic" style:font-size-complex="14pt" style:font-style-complex="italic"/>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5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514bed" officeooo:paragraph-rsid="006ea76c"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65"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6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e9899" officeooo:paragraph-rsid="001e9899" style:font-size-asian="12.25pt" style:font-size-complex="14pt"/>
    </style:style>
    <style:style style:name="P70"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14cba7" officeooo:paragraph-rsid="0014cba7" style:font-size-asian="12.25pt" style:font-size-complex="14pt"/>
    </style:style>
    <style:style style:name="P71"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72"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73"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518e45" officeooo:paragraph-rsid="00518e45" style:font-size-asian="12.25pt" style:font-style-asian="italic" style:font-size-complex="14pt" style:font-style-complex="italic"/>
    </style:style>
    <style:style style:name="P74" style:family="paragraph" style:parent-style-name="Standard">
      <loext:graphic-properties draw:fill="none"/>
      <style:paragraph-properties fo:margin-left="0in" fo:margin-right="0in" fo:line-height="150%" fo:text-indent="0in" style:auto-text-indent="false" fo:break-before="page" fo:background-color="transparent"/>
      <style:text-properties fo:font-size="14pt" officeooo:rsid="00222773" officeooo:paragraph-rsid="00222773" style:font-size-asian="12.25pt" style:font-size-complex="14pt"/>
    </style:style>
    <style:style style:name="P75"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officeooo:rsid="0012d6d5"/>
    </style:style>
    <style:style style:name="T6" style:family="text">
      <style:text-properties fo:font-weight="bold" style:font-weight-asian="bold" style:font-weight-complex="bold"/>
    </style:style>
    <style:style style:name="T7" style:family="text">
      <style:text-properties fo:font-weight="bold" officeooo:rsid="0012d6d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d6d5" style:font-weight-asian="normal" style:font-weight-complex="normal"/>
    </style:style>
    <style:style style:name="T10" style:family="text">
      <style:text-properties fo:font-weight="normal" officeooo:rsid="0014cba7" style:font-weight-asian="normal" style:font-weight-complex="normal"/>
    </style:style>
    <style:style style:name="T11" style:family="text">
      <style:text-properties fo:font-weight="normal" officeooo:rsid="0015cf22"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869d7" style:font-style-asian="normal" style:font-weight-asian="normal" style:font-style-complex="normal" style:font-weight-complex="normal"/>
    </style:style>
    <style:style style:name="T15" style:family="text">
      <style:text-properties fo:font-style="normal" fo:font-weight="normal" officeooo:rsid="006bd345"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14cba7" style:font-style-asian="normal" style:font-weight-asian="normal" style:font-style-complex="normal" style:font-weight-complex="normal"/>
    </style:style>
    <style:style style:name="T19" style:family="text">
      <style:text-properties fo:font-style="normal" style:text-underline-style="none" fo:font-weight="normal" officeooo:rsid="0020f125" style:font-style-asian="normal" style:font-weight-asian="normal" style:font-style-complex="normal" style:font-weight-complex="normal"/>
    </style:style>
    <style:style style:name="T20" style:family="text">
      <style:text-properties fo:font-style="normal" style:text-underline-style="none" fo:font-weight="normal" officeooo:rsid="00252b5f" style:font-style-asian="normal" style:font-weight-asian="normal" style:font-style-complex="normal" style:font-weight-complex="normal"/>
    </style:style>
    <style:style style:name="T21" style:family="text">
      <style:text-properties fo:font-style="normal" style:text-underline-style="none" fo:font-weight="normal" officeooo:rsid="002869d7" style:font-style-asian="normal" style:font-weight-asian="normal" style:font-style-complex="normal" style:font-weight-complex="normal"/>
    </style:style>
    <style:style style:name="T22" style:family="text">
      <style:text-properties fo:font-style="normal" style:text-underline-style="none" fo:font-weight="normal" officeooo:rsid="002b3f6f" style:font-style-asian="normal" style:font-weight-asian="normal" style:font-style-complex="normal" style:font-weight-complex="normal"/>
    </style:style>
    <style:style style:name="T23" style:family="text">
      <style:text-properties fo:font-style="normal" style:text-underline-style="none" fo:font-weight="normal" officeooo:rsid="002d8a00" style:font-style-asian="normal" style:font-weight-asian="normal" style:font-style-complex="normal" style:font-weight-complex="normal"/>
    </style:style>
    <style:style style:name="T24" style:family="text">
      <style:text-properties fo:font-style="normal" style:text-underline-style="none" fo:font-weight="normal" officeooo:rsid="002ecc9c" style:font-style-asian="normal" style:font-weight-asian="normal" style:font-style-complex="normal" style:font-weight-complex="normal"/>
    </style:style>
    <style:style style:name="T25" style:family="text">
      <style:text-properties fo:font-style="normal" style:text-underline-style="none" fo:font-weight="normal" officeooo:rsid="00306392" style:font-style-asian="normal" style:font-weight-asian="normal" style:font-style-complex="normal" style:font-weight-complex="normal"/>
    </style:style>
    <style:style style:name="T26" style:family="text">
      <style:text-properties fo:font-style="normal" style:text-underline-style="none" fo:font-weight="normal" officeooo:rsid="0030fe5d" style:font-style-asian="normal" style:font-weight-asian="normal" style:font-style-complex="normal" style:font-weight-complex="normal"/>
    </style:style>
    <style:style style:name="T27" style:family="text">
      <style:text-properties fo:font-style="normal" style:text-underline-style="none" fo:font-weight="normal" officeooo:rsid="00330b69" style:font-style-asian="normal" style:font-weight-asian="normal" style:font-style-complex="normal" style:font-weight-complex="normal"/>
    </style:style>
    <style:style style:name="T28" style:family="text">
      <style:text-properties fo:font-style="normal" style:text-underline-style="none" fo:font-weight="normal" officeooo:rsid="003505c5" style:font-style-asian="normal" style:font-weight-asian="normal" style:font-style-complex="normal" style:font-weight-complex="normal"/>
    </style:style>
    <style:style style:name="T29" style:family="text">
      <style:text-properties fo:font-style="normal" style:text-underline-style="none" fo:font-weight="normal" officeooo:rsid="0035bcd1" style:font-style-asian="normal" style:font-weight-asian="normal" style:font-style-complex="normal" style:font-weight-complex="normal"/>
    </style:style>
    <style:style style:name="T30" style:family="text">
      <style:text-properties fo:font-style="normal" style:text-underline-style="none" fo:font-weight="normal" officeooo:rsid="003747a3" style:font-style-asian="normal" style:font-weight-asian="normal" style:font-style-complex="normal" style:font-weight-complex="normal"/>
    </style:style>
    <style:style style:name="T31" style:family="text">
      <style:text-properties fo:font-style="normal" style:text-underline-style="none" fo:font-weight="normal" officeooo:rsid="003963a8" style:font-style-asian="normal" style:font-weight-asian="normal" style:font-style-complex="normal" style:font-weight-complex="normal"/>
    </style:style>
    <style:style style:name="T32" style:family="text">
      <style:text-properties fo:font-style="normal" style:text-underline-style="none" fo:font-weight="normal" officeooo:rsid="003a6f11" style:font-style-asian="normal" style:font-weight-asian="normal" style:font-style-complex="normal" style:font-weight-complex="normal"/>
    </style:style>
    <style:style style:name="T33" style:family="text">
      <style:text-properties fo:font-style="normal" style:text-underline-style="none" fo:font-weight="normal" officeooo:rsid="003c19fe" style:font-style-asian="normal" style:font-weight-asian="normal" style:font-style-complex="normal" style:font-weight-complex="normal"/>
    </style:style>
    <style:style style:name="T34" style:family="text">
      <style:text-properties fo:font-style="normal" style:text-underline-style="none" fo:font-weight="normal" officeooo:rsid="003e1532" style:font-style-asian="normal" style:font-weight-asian="normal" style:font-style-complex="normal" style:font-weight-complex="normal"/>
    </style:style>
    <style:style style:name="T35" style:family="text">
      <style:text-properties fo:font-style="normal" style:text-underline-style="none" fo:font-weight="normal" officeooo:rsid="004041b6" style:font-style-asian="normal" style:font-weight-asian="normal" style:font-style-complex="normal" style:font-weight-complex="normal"/>
    </style:style>
    <style:style style:name="T36" style:family="text">
      <style:text-properties fo:font-style="normal" style:text-underline-style="none" fo:font-weight="normal" officeooo:rsid="004175b4" style:font-style-asian="normal" style:font-weight-asian="normal" style:font-style-complex="normal" style:font-weight-complex="normal"/>
    </style:style>
    <style:style style:name="T37" style:family="text">
      <style:text-properties fo:font-style="normal" style:text-underline-style="none" fo:font-weight="normal" officeooo:rsid="004268e5" style:font-style-asian="normal" style:font-weight-asian="normal" style:font-style-complex="normal" style:font-weight-complex="normal"/>
    </style:style>
    <style:style style:name="T38" style:family="text">
      <style:text-properties fo:font-style="normal" style:text-underline-style="none" fo:font-weight="normal" officeooo:rsid="00430c46" style:font-style-asian="normal" style:font-weight-asian="normal" style:font-style-complex="normal" style:font-weight-complex="normal"/>
    </style:style>
    <style:style style:name="T39" style:family="text">
      <style:text-properties fo:font-style="normal" style:text-underline-style="none" fo:font-weight="normal" officeooo:rsid="00436e21" style:font-style-asian="normal" style:font-weight-asian="normal" style:font-style-complex="normal" style:font-weight-complex="normal"/>
    </style:style>
    <style:style style:name="T40" style:family="text">
      <style:text-properties fo:font-style="normal" style:text-underline-style="none" fo:font-weight="normal" officeooo:rsid="0044b202" style:font-style-asian="normal" style:font-weight-asian="normal" style:font-style-complex="normal" style:font-weight-complex="normal"/>
    </style:style>
    <style:style style:name="T41" style:family="text">
      <style:text-properties fo:font-style="normal" style:text-underline-style="none" fo:font-weight="normal" officeooo:rsid="004d1471" style:font-style-asian="normal" style:font-weight-asian="normal" style:font-style-complex="normal" style:font-weight-complex="normal"/>
    </style:style>
    <style:style style:name="T42" style:family="text">
      <style:text-properties fo:font-style="normal" style:text-underline-style="none" fo:font-weight="normal" officeooo:rsid="0051876c" style:font-style-asian="normal" style:font-weight-asian="normal" style:font-style-complex="normal" style:font-weight-complex="normal"/>
    </style:style>
    <style:style style:name="T43" style:family="text">
      <style:text-properties fo:font-style="normal" style:text-underline-style="none" fo:font-weight="normal" officeooo:rsid="0055628a" style:font-style-asian="normal" style:font-weight-asian="normal" style:font-style-complex="normal" style:font-weight-complex="normal"/>
    </style:style>
    <style:style style:name="T44" style:family="text">
      <style:text-properties fo:font-style="normal" style:text-underline-style="none" fo:font-weight="normal" officeooo:rsid="0056075d" style:font-style-asian="normal" style:font-weight-asian="normal" style:font-style-complex="normal" style:font-weight-complex="normal"/>
    </style:style>
    <style:style style:name="T45" style:family="text">
      <style:text-properties fo:font-style="normal" style:text-underline-style="none" fo:font-weight="normal" officeooo:rsid="00587bfb" style:font-style-asian="normal" style:font-weight-asian="normal" style:font-style-complex="normal" style:font-weight-complex="normal"/>
    </style:style>
    <style:style style:name="T46" style:family="text">
      <style:text-properties fo:font-style="normal" style:text-underline-style="none" fo:font-weight="normal" officeooo:rsid="005a8f86" style:font-style-asian="normal" style:font-weight-asian="normal" style:font-style-complex="normal" style:font-weight-complex="normal"/>
    </style:style>
    <style:style style:name="T47" style:family="text">
      <style:text-properties fo:font-style="normal" style:text-underline-style="none" fo:font-weight="normal" officeooo:rsid="005aee2d" style:font-style-asian="normal" style:font-weight-asian="normal" style:font-style-complex="normal" style:font-weight-complex="normal"/>
    </style:style>
    <style:style style:name="T48" style:family="text">
      <style:text-properties fo:font-style="normal" style:text-underline-style="none" fo:font-weight="normal" officeooo:rsid="005b08f5" style:font-style-asian="normal" style:font-weight-asian="normal" style:font-style-complex="normal" style:font-weight-complex="normal"/>
    </style:style>
    <style:style style:name="T49" style:family="text">
      <style:text-properties fo:font-style="normal" style:text-underline-style="none" fo:font-weight="normal" officeooo:rsid="005c7112" style:font-style-asian="normal" style:font-weight-asian="normal" style:font-style-complex="normal" style:font-weight-complex="normal"/>
    </style:style>
    <style:style style:name="T50" style:family="text">
      <style:text-properties fo:font-style="normal" style:text-underline-style="none" fo:font-weight="normal" officeooo:rsid="005d3c61" style:font-style-asian="normal" style:font-weight-asian="normal" style:font-style-complex="normal" style:font-weight-complex="normal"/>
    </style:style>
    <style:style style:name="T51" style:family="text">
      <style:text-properties fo:font-style="normal" style:text-underline-style="none" fo:font-weight="normal" officeooo:rsid="005db9ba" style:font-style-asian="normal" style:font-weight-asian="normal" style:font-style-complex="normal" style:font-weight-complex="normal"/>
    </style:style>
    <style:style style:name="T52" style:family="text">
      <style:text-properties fo:font-style="normal" style:text-underline-style="none" fo:font-weight="normal" officeooo:rsid="005de1fb" style:font-style-asian="normal" style:font-weight-asian="normal" style:font-style-complex="normal" style:font-weight-complex="normal"/>
    </style:style>
    <style:style style:name="T53" style:family="text">
      <style:text-properties fo:font-style="normal" style:text-underline-style="none" fo:font-weight="normal" officeooo:rsid="005fd9c8" style:font-style-asian="normal" style:font-weight-asian="normal" style:font-style-complex="normal" style:font-weight-complex="normal"/>
    </style:style>
    <style:style style:name="T54" style:family="text">
      <style:text-properties fo:font-style="normal" style:text-underline-style="none" fo:font-weight="normal" officeooo:rsid="00626b54" style:font-style-asian="normal" style:font-weight-asian="normal" style:font-style-complex="normal" style:font-weight-complex="normal"/>
    </style:style>
    <style:style style:name="T55" style:family="text">
      <style:text-properties fo:font-style="normal" style:text-underline-style="none" fo:font-weight="normal" officeooo:rsid="00676581" style:font-style-asian="normal" style:font-weight-asian="normal" style:font-style-complex="normal" style:font-weight-complex="normal"/>
    </style:style>
    <style:style style:name="T56" style:family="text">
      <style:text-properties fo:font-style="normal" style:text-underline-style="none" fo:font-weight="normal" officeooo:rsid="00692639" style:font-style-asian="normal" style:font-weight-asian="normal" style:font-style-complex="normal" style:font-weight-complex="normal"/>
    </style:style>
    <style:style style:name="T57" style:family="text">
      <style:text-properties fo:font-style="normal" style:text-underline-style="none" fo:font-weight="normal" officeooo:rsid="006b21d7" style:font-style-asian="normal" style:font-weight-asian="normal" style:font-style-complex="normal" style:font-weight-complex="normal"/>
    </style:style>
    <style:style style:name="T58" style:family="text">
      <style:text-properties fo:font-style="normal" style:text-underline-style="none" fo:font-weight="normal" officeooo:rsid="006cee45" style:font-style-asian="normal" style:font-weight-asian="normal" style:font-style-complex="normal" style:font-weight-complex="normal"/>
    </style:style>
    <style:style style:name="T59" style:family="text">
      <style:text-properties fo:font-style="normal" style:text-underline-style="none" fo:font-weight="normal" officeooo:rsid="007af2f4" style:font-style-asian="normal" style:font-weight-asian="normal" style:font-style-complex="normal" style:font-weight-complex="normal"/>
    </style:style>
    <style:style style:name="T60" style:family="text">
      <style:text-properties fo:font-style="normal" style:text-underline-style="none" fo:font-weight="normal" officeooo:rsid="007b1c76" style:font-style-asian="normal" style:font-weight-asian="normal" style:font-style-complex="normal" style:font-weight-complex="normal"/>
    </style:style>
    <style:style style:name="T61" style:family="text">
      <style:text-properties fo:font-style="normal" style:text-underline-style="none" fo:font-weight="bold" style:font-style-asian="normal" style:font-weight-asian="bold" style:font-style-complex="normal" style:font-weight-complex="bold"/>
    </style:style>
    <style:style style:name="T62" style:family="text">
      <style:text-properties fo:font-style="normal" style:text-underline-style="none" fo:font-weight="bold" officeooo:rsid="002d8a00" style:font-style-asian="normal" style:font-weight-asian="bold" style:font-style-complex="normal" style:font-weight-complex="bold"/>
    </style:style>
    <style:style style:name="T63" style:family="text">
      <style:text-properties fo:font-style="normal" style:text-underline-style="none" fo:font-weight="bold" officeooo:rsid="002ecc9c" style:font-style-asian="normal" style:font-weight-asian="bold" style:font-style-complex="normal" style:font-weight-complex="bold"/>
    </style:style>
    <style:style style:name="T64" style:family="text">
      <style:text-properties fo:font-style="normal" style:text-underline-style="none" fo:font-weight="bold" officeooo:rsid="0056075d" style:font-style-asian="normal" style:font-weight-asian="bold" style:font-style-complex="normal" style:font-weight-complex="bold"/>
    </style:style>
    <style:style style:name="T65" style:family="text">
      <style:text-properties fo:font-style="normal" style:text-underline-style="none" fo:font-weight="bold" officeooo:rsid="005c7112" style:font-style-asian="normal" style:font-weight-asian="bold" style:font-style-complex="normal" style:font-weight-complex="bold"/>
    </style:style>
    <style:style style:name="T66" style:family="text">
      <style:text-properties fo:font-style="normal" style:text-underline-style="none" officeooo:rsid="002869d7" style:font-style-asian="normal" style:font-style-complex="normal"/>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non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2869d7" style:font-weight-asian="normal" style:font-weight-complex="normal"/>
    </style:style>
    <style:style style:name="T71" style:family="text">
      <style:text-properties style:text-underline-style="none" fo:font-weight="normal" officeooo:rsid="0056075d" style:font-weight-asian="normal" style:font-weight-complex="normal"/>
    </style:style>
    <style:style style:name="T72" style:family="text">
      <style:text-properties style:text-underline-style="none" fo:font-weight="normal" officeooo:rsid="00587bfb" style:font-weight-asian="normal" style:font-weight-complex="normal"/>
    </style:style>
    <style:style style:name="T73" style:family="text">
      <style:text-properties style:text-underline-style="none" officeooo:rsid="00700d7b"/>
    </style:style>
    <style:style style:name="T74" style:family="text">
      <style:text-properties style:text-underline-style="none" officeooo:rsid="00711d3f"/>
    </style:style>
    <style:style style:name="T75" style:family="text">
      <style:text-properties style:text-underline-style="none" officeooo:rsid="007165d2"/>
    </style:style>
    <style:style style:name="T76" style:family="text">
      <style:text-properties style:text-underline-style="none" officeooo:rsid="00717ed2"/>
    </style:style>
    <style:style style:name="T77" style:family="text">
      <style:text-properties style:text-underline-style="none" officeooo:rsid="00719fb4"/>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0711d3f" style:font-weight-asian="bold" style:font-weight-complex="bold"/>
    </style:style>
    <style:style style:name="T80" style:family="text">
      <style:text-properties style:text-underline-style="none" officeooo:rsid="0076efc2"/>
    </style:style>
    <style:style style:name="T81" style:family="text">
      <style:text-properties fo:color="#f5150a" fo:font-style="normal" style:text-underline-style="none" style:font-style-asian="normal" style:font-style-complex="normal"/>
    </style:style>
    <style:style style:name="T82" style:family="text">
      <style:text-properties fo:color="#f5150a" fo:font-style="normal" style:text-underline-style="none" officeooo:rsid="002d8a00" style:font-style-asian="normal" style:font-style-complex="normal"/>
    </style:style>
    <style:style style:name="T83" style:family="text">
      <style:text-properties fo:color="#f5150a" fo:font-style="normal" style:text-underline-style="none" officeooo:rsid="002ddf3d" style:font-style-asian="normal" style:font-style-complex="normal"/>
    </style:style>
    <style:style style:name="T84" style:family="text">
      <style:text-properties fo:color="#f5150a" fo:font-style="normal" style:text-underline-style="none" officeooo:rsid="003505c5" style:font-style-asian="normal" style:font-style-complex="normal"/>
    </style:style>
    <style:style style:name="T85" style:family="text">
      <style:text-properties fo:color="#f5150a" fo:font-style="normal" style:text-underline-style="none" fo:font-weight="bold" style:font-style-asian="normal" style:font-weight-asian="bold" style:font-style-complex="normal" style:font-weight-complex="bold"/>
    </style:style>
    <style:style style:name="T86" style:family="text">
      <style:text-properties fo:color="#f5150a" fo:font-style="normal" style:text-underline-style="none" fo:font-weight="bold" officeooo:rsid="002d8a00" style:font-style-asian="normal" style:font-weight-asian="bold" style:font-style-complex="normal" style:font-weight-complex="bold"/>
    </style:style>
    <style:style style:name="T87" style:family="text">
      <style:text-properties fo:color="#f5150a" fo:font-style="normal" style:text-underline-style="none" fo:font-weight="bold" officeooo:rsid="003168f2" style:font-style-asian="normal" style:font-weight-asian="bold" style:font-style-complex="normal" style:font-weight-complex="bold"/>
    </style:style>
    <style:style style:name="T88" style:family="text">
      <style:text-properties fo:color="#f5150a" fo:font-style="normal" style:text-underline-style="none" fo:font-weight="bold" officeooo:rsid="003505c5" style:font-style-asian="normal" style:font-weight-asian="bold" style:font-style-complex="normal" style:font-weight-complex="bold"/>
    </style:style>
    <style:style style:name="T89" style:family="text">
      <style:text-properties fo:color="#f5150a" fo:font-style="normal" style:text-underline-style="none" fo:font-weight="bold" officeooo:rsid="003f92c6" style:font-style-asian="normal" style:font-weight-asian="bold" style:font-style-complex="normal" style:font-weight-complex="bold"/>
    </style:style>
    <style:style style:name="T90" style:family="text">
      <style:text-properties fo:color="#f5150a" fo:font-style="normal" style:text-underline-style="none" fo:font-weight="bold" officeooo:rsid="004268e5" style:font-style-asian="normal" style:font-weight-asian="bold" style:font-style-complex="normal" style:font-weight-complex="bold"/>
    </style:style>
    <style:style style:name="T91" style:family="text">
      <style:text-properties fo:color="#f5150a" fo:font-style="normal" style:text-underline-style="none" fo:font-weight="bold" officeooo:rsid="0048ebf4" style:font-style-asian="normal" style:font-weight-asian="bold" style:font-style-complex="normal" style:font-weight-complex="bold"/>
    </style:style>
    <style:style style:name="T92" style:family="text">
      <style:text-properties fo:color="#f5150a" fo:font-style="normal" style:text-underline-style="none" fo:font-weight="bold" officeooo:rsid="004e2a31" style:font-style-asian="normal" style:font-weight-asian="bold" style:font-style-complex="normal" style:font-weight-complex="bold"/>
    </style:style>
    <style:style style:name="T93" style:family="text">
      <style:text-properties fo:color="#f5150a" fo:font-style="normal" style:text-underline-style="none" fo:font-weight="bold" officeooo:rsid="004fa34d" style:font-style-asian="normal" style:font-weight-asian="bold" style:font-style-complex="normal" style:font-weight-complex="bold"/>
    </style:style>
    <style:style style:name="T94" style:family="text">
      <style:text-properties fo:color="#f5150a" fo:font-style="normal" style:text-underline-style="none" fo:font-weight="bold" officeooo:rsid="00527c61" style:font-style-asian="normal" style:font-weight-asian="bold" style:font-style-complex="normal" style:font-weight-complex="bold"/>
    </style:style>
    <style:style style:name="T95" style:family="text">
      <style:text-properties fo:color="#f5150a" fo:font-style="normal" style:text-underline-style="none" fo:font-weight="bold" officeooo:rsid="00587bfb" style:font-style-asian="normal" style:font-weight-asian="bold" style:font-style-complex="normal" style:font-weight-complex="bold"/>
    </style:style>
    <style:style style:name="T96" style:family="text">
      <style:text-properties fo:color="#f5150a" fo:font-style="normal" style:text-underline-style="none" fo:font-weight="bold" officeooo:rsid="005b08f5" style:font-style-asian="normal" style:font-weight-asian="bold" style:font-style-complex="normal" style:font-weight-complex="bold"/>
    </style:style>
    <style:style style:name="T97" style:family="text">
      <style:text-properties fo:color="#f5150a" fo:font-style="normal" style:text-underline-style="none" fo:font-weight="bold" officeooo:rsid="005b2b58" style:font-style-asian="normal" style:font-weight-asian="bold" style:font-style-complex="normal" style:font-weight-complex="bold"/>
    </style:style>
    <style:style style:name="T98" style:family="text">
      <style:text-properties fo:color="#f5150a" fo:font-style="normal" style:text-underline-style="none" fo:font-weight="bold" officeooo:rsid="005fd9c8" style:font-style-asian="normal" style:font-weight-asian="bold" style:font-style-complex="normal" style:font-weight-complex="bold"/>
    </style:style>
    <style:style style:name="T99" style:family="text">
      <style:text-properties fo:color="#f5150a" fo:font-style="normal" style:text-underline-style="none" fo:font-weight="bold" officeooo:rsid="006388f8" style:font-style-asian="normal" style:font-weight-asian="bold" style:font-style-complex="normal" style:font-weight-complex="bold"/>
    </style:style>
    <style:style style:name="T100" style:family="text">
      <style:text-properties fo:color="#f5150a" fo:font-style="normal" style:text-underline-style="none" fo:font-weight="bold" officeooo:rsid="00650016" style:font-style-asian="normal" style:font-weight-asian="bold" style:font-style-complex="normal" style:font-weight-complex="bold"/>
    </style:style>
    <style:style style:name="T101" style:family="text">
      <style:text-properties fo:color="#f5150a" fo:font-style="normal" style:text-underline-style="none" fo:font-weight="bold" officeooo:rsid="00688436" style:font-style-asian="normal" style:font-weight-asian="bold" style:font-style-complex="normal" style:font-weight-complex="bold"/>
    </style:style>
    <style:style style:name="T102" style:family="text">
      <style:text-properties fo:color="#f5150a" fo:font-style="normal" style:text-underline-style="none" fo:font-weight="bold" officeooo:rsid="006d44dd" style:font-style-asian="normal" style:font-weight-asian="bold" style:font-style-complex="normal" style:font-weight-complex="bold"/>
    </style:style>
    <style:style style:name="T103" style:family="text">
      <style:text-properties officeooo:rsid="00557857"/>
    </style:style>
    <style:style style:name="T104" style:family="text">
      <style:text-properties fo:color="#9a6704" style:text-underline-style="none" fo:font-weight="bold" style:font-weight-asian="bold" style:font-weight-complex="bold"/>
    </style:style>
    <style:style style:name="T105" style:family="text">
      <style:text-properties fo:color="#9a6704" style:text-underline-style="none" fo:font-weight="bold" officeooo:rsid="006f00c1" style:font-weight-asian="bold" style:font-weight-complex="bold"/>
    </style:style>
    <style:style style:name="T106" style:family="text">
      <style:text-properties fo:color="#9a6704" style:text-underline-style="none" fo:font-weight="bold" officeooo:rsid="007165d2" style:font-weight-asian="bold" style:font-weight-complex="bold"/>
    </style:style>
    <style:style style:name="T107" style:family="text">
      <style:text-properties fo:color="#9a6704" style:text-underline-style="none" fo:font-weight="bold" officeooo:rsid="00726536" style:font-weight-asian="bold" style:font-weight-complex="bold"/>
    </style:style>
    <style:style style:name="T108" style:family="text">
      <style:text-properties fo:color="#9a6704" style:text-underline-style="none" fo:font-weight="bold" officeooo:rsid="007935c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he Witcher 3: Enhanced Edition – Step by Step</text:p>
      <text:p text:style-name="P64">~ Guide by Lady Glass ~</text:p>
      <text:p text:style-name="P12"/>
      <text:p text:style-name="P66">Installation <text:span text:style-name="T1">(Modders)</text:span></text:p>
      <text:p text:style-name="P13">Unpack the archive. Put the three folders in your Witcher 3 top level directory. Overwrite your <text:span text:style-name="T2">input.settings </text:span>file with the included <text:span text:style-name="T2">input.settings </text:span>file.</text:p>
      <text:p text:style-name="P12"/>
      <text:p text:style-name="P67">Installation (<text:span text:style-name="T103">Casual</text:span>)</text:p>
      <text:p text:style-name="P12"><text:span text:style-name="T1">The </text:span>mod <text:span text:style-name="T5">is packed in 7zip (.7z) format. Unpack it with any archiving software (free download </text:span><text:a xlink:type="simple" xlink:href="http://7zip.org/" text:style-name="Internet_20_link" text:visited-style-name="Visited_20_Internet_20_Link"><text:span text:style-name="T5">here</text:span></text:a><text:span text:style-name="T5">). Put the three folders from the mod into your Witcher 3 top level folder. This folder is named “The Witcher 3” and contains subfolders named </text:span><text:span text:style-name="T7">bin</text:span><text:span text:style-name="T9">, </text:span><text:span text:style-name="T7">content</text:span><text:span text:style-name="T9">, </text:span><text:span text:style-name="T7">DLC</text:span><text:span text:style-name="T9">, and more. If you cannot find this location on your computer, consult </text:span><text:a xlink:type="simple" xlink:href="https://wghost81.wordpress.com/2017/10/04/basic-guide-to-installing-the-witcher-3-mods/" text:style-name="Internet_20_link" text:visited-style-name="Visited_20_Internet_20_Link"><text:span text:style-name="T9">this guide</text:span></text:a><text:span text:style-name="T9">.</text:span></text:p>
      <text:p text:style-name="P14"><text:span text:style-name="T8">If you moved the mod folders to the correct location, then the </text:span><text:span text:style-name="T6">DLC </text:span><text:span text:style-name="T8">subfolder in your Witcher 3 folder will now contain a subfolder named </text:span><text:span text:style-name="T6">DLC1</text:span><text:span text:style-name="T8"> and another subfolder named </text:span><text:span text:style-name="T6">W3EEDLC</text:span><text:span text:style-name="T8"> (in addition to others).</text:span></text:p>
      <text:p text:style-name="P14"><text:span text:style-name="T8">Next, find your </text:span><text:span text:style-name="T2">input.settings </text:span><text:span text:style-name="T8">file, which is in </text:span><text:span text:style-name="T6">C:\Users\[name]\Documents\The Witcher 3</text:span><text:span text:style-name="T8">. You can also find this exact same folder by going to </text:span><text:span text:style-name="T6">This PC\Documents\The Witcher 3</text:span><text:span text:style-name="T8">. Delete the </text:span><text:span text:style-name="T2">input.settings </text:span><text:span text:style-name="T8">file in that location and replace it with the </text:span><text:span text:style-name="T2">input.settings</text:span><text:span text:style-name="T8"> file provided in the mod.</text:span></text:p>
      <text:p text:style-name="P14"><text:span text:style-name="T8"/></text:p>
      <text:p text:style-name="P70"><text:span text:style-name="T67">Installation (First Launch)</text:span></text:p>
      <text:p text:style-name="P65"><text:span text:style-name="T10">After installing all mod files to the correct locations, launch </text:span><text:span text:style-name="T11">your game</text:span><text:span text:style-name="T10">. Before the game window appears, a window named “</text:span><text:span text:style-name="T18">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8">.</text:span></text:p>
      <text:p text:style-name="P15"><text:span text:style-name="T18">I</text:span><text:span text:style-name="T17">f the game starts without errors, close it and start it again. Always take this extra step any time the “REDengine 3” window appears. Your game </text:span><text:span text:style-name="T61">will</text:span><text:span text:style-name="T17"> contain errors no one can fix if you forget to </text:span><text:span text:style-name="T61">reopen</text:span><text:span text:style-name="T17"> it after it compiles its scripts.</text:span></text:p>
      <text:p text:style-name="P15"><text:soft-page-break/><text:span text:style-name="T17"/></text:p>
      <text:p text:style-name="P69"><text:span text:style-name="T13">Installation (Updating)</text:span></text:p>
      <text:p text:style-name="P17"><text:span text:style-name="T17">If you already have </text:span><text:span text:style-name="T3">The Witcher 3: Enhanced Edition</text:span><text:span text:style-name="T17"> installed, but a new version has </text:span><text:span text:style-name="T19">been released,</text:span><text:span text:style-name="T17"> install the new version using the instructions above, and be sure to let Windows overwrite files with matching names.</text:span></text:p>
      <text:p text:style-name="P17"><text:span text:style-name="T17">Every version has a “version number” broken into two parts: the “major version,” indicated by the number before the decimal, and the “minor version,” indicated after the decimal. If you are updating your mod and the major version </text:span><text:span text:style-name="T61">has not </text:span><text:span text:style-name="T17">changed, you may continue from your existing saved game.</text:span></text:p>
      <text:p text:style-name="P17"><text:span text:style-name="T17">If you are updating your mod and the major version </text:span><text:span text:style-name="T61">has</text:span><text:span text:style-name="T17"> changed, you must start a new game, just as if you had installed </text:span><text:span text:style-name="T3">Enhanced Edition</text:span><text:span text:style-name="T17"> for the first time.</text:span></text:p>
      <text:p text:style-name="P15"><text:span text:style-name="T17"/></text:p>
      <text:p text:style-name="P68"><text:span text:style-name="T13">Warnings </text:span><text:span text:style-name="T15">and Tips</text:span></text:p>
      <text:list xml:id="list599076390" text:style-name="L2">
        <text:list-item>
          <text:p text:style-name="P3"><text:span text:style-name="T17">You</text:span><text:span text:style-name="T61"> must</text:span><text:span text:style-name="T17"> begin a new game after installing this mod. No exceptions.</text:span></text:p>
        </text:list-item>
        <text:list-item>
          <text:p text:style-name="P2"><text:span text:style-name="T17">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6">console</text:span></text:a><text:span text:style-name="T17"> to add it to your </text:span><text:a xlink:type="simple" xlink:href="https://www.ign.com/wikis/the-witcher-3-wild-hunt/Item_Spawn_Codes" text:style-name="Internet_20_link" text:visited-style-name="Visited_20_Internet_20_Link"><text:span text:style-name="T16">inventory</text:span></text:a><text:span text:style-name="T17">.</text:span></text:p>
        </text:list-item>
        <text:list-item>
          <text:p text:style-name="P1"><text:span text:style-name="T17">You can change the controls to your liking using the in-game menu located in Options &gt; Key Bindings. While you have this menu open, </text:span><text:span text:style-name="T61">do not</text:span><text:span text:style-name="T17">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7"> file.</text:span></text:p>
        </text:list-item>
        <text:list-item>
          <text:p text:style-name="P4"><text:span text:style-name="T69">The Witcher 3: Enhanced Edition</text:span><text:span text:style-name="T17"> is intended as a one-stop solution for modding. It modifies a large number of scripts, and includes many of the features of other mods (with the consent of their original authors). If you wish to use another mod in combination with </text:span><text:span text:style-name="T69">Enhanced Edition</text:span><text:span text:style-name="T17">, either ask for </text:span><text:a xlink:type="simple" xlink:href="https://nexusmods.com/witcher3/mods/2521?tab=posts" text:style-name="Internet_20_link" text:visited-style-name="Visited_20_Internet_20_Link"><text:span text:style-name="T16">help</text:span></text:a><text:span text:style-name="T17"> or use a </text:span><text:a xlink:type="simple" xlink:href="http://kdiff3.sourceforge.net/" text:style-name="Internet_20_link" text:visited-style-name="Visited_20_Internet_20_Link"><text:span text:style-name="T16">diffing tool</text:span></text:a><text:span text:style-name="T17"> to see where and how your mod and </text:span><text:span text:style-name="T69">Enhanced Edition</text:span><text:span text:style-name="T17"> conflict.</text:span></text:p>
        </text:list-item>
        <text:list-item>
          <text:p text:style-name="P5"><text:soft-page-break/><text:a xlink:type="simple" xlink:href="https://www.nexusmods.com/witcher3/mods/484" text:style-name="Internet_20_link" text:visited-style-name="Visited_20_Internet_20_Link"><text:span text:style-name="T16">Script Merger</text:span></text:a><text:span text:style-name="T17"> comes with a diffing tool to show you conflicts between mods, and advertises and “automatic merge” feature that can make combined script files by intelligently identifying what lines to move around. </text:span><text:span text:style-name="T61">Do not</text:span><text:span text:style-name="T17"> blindly accept the output of this feature. Go over its suggestions </text:span><text:span text:style-name="T61">by hand</text:span><text:span text:style-name="T17">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6">help</text:span></text:a><text:span text:style-name="T17">.</text:span></text:p>
        </text:list-item>
        <text:list-item>
          <text:p text:style-name="P6"><text:span text:style-name="T17">If </text:span><text:span text:style-name="T69">Enhanced Edition</text:span><text:span text:style-name="T17"> is causing a performance drop, go to Options / Mods / W3EE / Addons / Friendly HUD / 3D Markers, and set “Enable 3D Markers” to Off.</text:span></text:p>
        </text:list-item>
        <text:list-item>
          <text:p text:style-name="P7"><text:span text:style-name="T17">Instead of installing a timescale mod, go to \Mods\modW3EEMain\content\scripts\game\r4game.ws, find the line “setHoursPerMinute” (line 636) and change the number in the parentheses.</text:span></text:p>
        </text:list-item>
      </text:list>
      <text:p text:style-name="P16"/>
      <text:p text:style-name="P74"><text:span text:style-name="T16">Credits</text:span></text:p>
      <text:p text:style-name="P18"><text:span text:style-name="T69">The Witcher 3: Enhanced Edition</text:span><text:span text:style-name="T17"> by Sir Reaperrz, Esq.</text:span></text:p>
      <text:p text:style-name="P18"><text:span text:style-name="T17">Special contributions by </text:span><text:a xlink:type="simple" xlink:href="https://www.nexusmods.com/witcher3/users/46492267" text:style-name="Internet_20_link" text:visited-style-name="Visited_20_Internet_20_Link"><text:span text:style-name="T16">Corvah</text:span></text:a></text:p>
      <text:p text:style-name="P18"><text:span text:style-name="T69">Friendly HUD</text:span><text:span text:style-name="T17"> and special contributions by </text:span><text:a xlink:type="simple" xlink:href="https://www.nexusmods.com/witcher3/users/905332/" text:style-name="Internet_20_link" text:visited-style-name="Visited_20_Internet_20_Link"><text:span text:style-name="T16">Wasteland Ghost</text:span></text:a></text:p>
      <text:p text:style-name="P21"><text:span text:style-name="T69">W3EE – Lazarus Project </text:span><text:span text:style-name="T17">by </text:span><text:a xlink:type="simple" xlink:href="https://www.nexusmods.com/witcher3/users/227901" text:style-name="Internet_20_link" text:visited-style-name="Visited_20_Internet_20_Link"><text:span text:style-name="T16">falki</text:span></text:a><text:span text:style-name="T17">, </text:span><text:a xlink:type="simple" xlink:href="https://www.nexusmods.com/users/669690" text:style-name="Internet_20_link" text:visited-style-name="Visited_20_Internet_20_Link"><text:span text:style-name="T16">Kolaris</text:span></text:a><text:span text:style-name="T17">, and </text:span><text:a xlink:type="simple" xlink:href="https://www.nexusmods.com/witcher3/users/6598096" text:style-name="Internet_20_link" text:visited-style-name="Visited_20_Internet_20_Link"><text:span text:style-name="T16">Charan666</text:span></text:a></text:p>
      <text:p text:style-name="P20"><text:span text:style-name="T69">Lore-Friendly Economy</text:span><text:span text:style-name="T17"> by </text:span><text:a xlink:type="simple" xlink:href="https://www.nexusmods.com/witcher3/users/42512255" text:style-name="Internet_20_link" text:visited-style-name="Visited_20_Internet_20_Link"><text:span text:style-name="T16">stefan3372</text:span></text:a></text:p>
      <text:p text:style-name="P19"><text:span text:style-name="T69">Manual Bomb Aiming</text:span><text:span text:style-name="T17"> by </text:span><text:a xlink:type="simple" xlink:href="https://www.nexusmods.com/witcher3/users/591052" text:style-name="Internet_20_link" text:visited-style-name="Visited_20_Internet_20_Link"><text:span text:style-name="T16">Eutirion</text:span></text:a></text:p>
      <text:p text:style-name="P19"><text:span text:style-name="T69">Primer</text:span><text:span text:style-name="T17"> by </text:span><text:a xlink:type="simple" xlink:href="https://www.nexusmods.com/witcher3/users/28838515" text:style-name="Internet_20_link" text:visited-style-name="Visited_20_Internet_20_Link"><text:span text:style-name="T16">DominusSicarum</text:span></text:a><text:span text:style-name="T17"> and </text:span><text:a xlink:type="simple" xlink:href="https://www.nexusmods.com/witcher3/users/563698" text:style-name="Internet_20_link" text:visited-style-name="Visited_20_Internet_20_Link"><text:span text:style-name="T16">skyliner390</text:span></text:a></text:p>
      <text:p text:style-name="P20"><text:span text:style-name="T69">Enhanced Targeting</text:span><text:span text:style-name="T17"> by </text:span><text:a xlink:type="simple" xlink:href="https://www.nexusmods.com/witcher3/users/5923686/" text:style-name="Internet_20_link" text:visited-style-name="Visited_20_Internet_20_Link"><text:span text:style-name="T16">Mpstark</text:span></text:a></text:p>
      <text:p text:style-name="P42"><text:span text:style-name="T69">Immersive Cam </text:span><text:span text:style-name="T17">and </text:span><text:span text:style-name="T69">Immersive Meditation</text:span><text:span text:style-name="T17"> by </text:span><text:a xlink:type="simple" xlink:href="https://www.nexusmods.com/witcher3/users/1977596" text:style-name="Internet_20_link" text:visited-style-name="Visited_20_Internet_20_Link"><text:span text:style-name="T16">ksolberg</text:span></text:a></text:p>
      <text:p text:style-name="P43"><text:span text:style-name="T69">More Quick Slots and Quick Inventory</text:span><text:span text:style-name="T17"> by </text:span><text:a xlink:type="simple" xlink:href="https://www.nexusmods.com/witcher3/users/3224063" text:style-name="Internet_20_link" text:visited-style-name="Visited_20_Internet_20_Link"><text:span text:style-name="T16">Wolfmark</text:span></text:a></text:p>
      <text:p text:style-name="P43"><text:span text:style-name="T69">All Quest Objectives on Map</text:span><text:span text:style-name="T17"> by </text:span><text:a xlink:type="simple" xlink:href="https://www.nexusmods.com/witcher3/users/3224063" text:style-name="Internet_20_link" text:visited-style-name="Visited_20_Internet_20_Link"><text:span text:style-name="T16">Wolfmark</text:span></text:a></text:p>
      <text:p text:style-name="P20"><text:span text:style-name="T69">E3 2014 VGX More Blood Mod</text:span><text:span text:style-name="T17"> by </text:span><text:a xlink:type="simple" xlink:href="https://www.nexusmods.com/witcher3/users/3153213/" text:style-name="Internet_20_link" text:visited-style-name="Visited_20_Internet_20_Link"><text:span text:style-name="T16">KNGR</text:span></text:a></text:p>
      <text:p text:style-name="P20"><text:span text:style-name="T17">Quest reward bugfix by </text:span><text:a xlink:type="simple" xlink:href="https://www.nexusmods.com/witcher3/users/12990900/?" text:style-name="Internet_20_link" text:visited-style-name="Visited_20_Internet_20_Link"><text:span text:style-name="T16">Absamra</text:span></text:a></text:p>
      <text:p text:style-name="P21"><text:span text:style-name="T17">Special contributions </text:span><text:span text:style-name="T20">by</text:span><text:span text:style-name="T17"> tmentink and BloodyCharacter</text:span></text:p>
      <text:p text:style-name="P21"><text:span text:style-name="T17">Potion bottle asset by RayDess</text:span></text:p>
      <text:p text:style-name="P21"><text:span text:style-name="T17">XML edits by PeasantHenry</text:span></text:p>
      <text:p text:style-name="P21"><text:span text:style-name="T17">VFX and weapon assets by </text:span><text:a xlink:type="simple" xlink:href="https://www.nexusmods.com/witcher3/users/6893705/" text:style-name="Internet_20_link" text:visited-style-name="Visited_20_Internet_20_Link"><text:span text:style-name="T16">ScoutbrO</text:span></text:a></text:p>
      <text:p text:style-name="P21"><text:span text:style-name="T17">Scaleform menu contributions by </text:span><text:a xlink:type="simple" xlink:href="https://www.nexusmods.com/witcher3/users/3812549/" text:style-name="Internet_20_link" text:visited-style-name="Visited_20_Internet_20_Link"><text:span text:style-name="T16">erxv</text:span></text:a></text:p>
      <text:p text:style-name="P38"><text:span text:style-name="T17">HUD assets by </text:span><text:a xlink:type="simple" xlink:href="https://www.nexusmods.com/users/11794098" text:style-name="Internet_20_link" text:visited-style-name="Visited_20_Internet_20_Link"><text:span text:style-name="T16">Hya</text:span></text:a><text:a xlink:type="simple" xlink:href="https://www.nexusmods.com/users/11794098" text:style-name="Internet_20_link" text:visited-style-name="Visited_20_Internet_20_Link"><text:span text:style-name="T43">dum27</text:span></text:a></text:p>
      <text:p text:style-name="P21"><text:span text:style-name="T17"/></text:p>
      <text:p text:style-name="P72"><text:span text:style-name="T13">Table of Contents</text:span></text:p>
      <text:p text:style-name="P21"><text:span text:style-name="T17">The manual will proceed </text:span><text:span text:style-name="T61">topically</text:span><text:span text:style-name="T17">, one subject at a time, </text:span><text:span text:style-name="T21">in an effort to follow the learning curve through White Orchard and beyond. Topics will be addressed in the following order:</text:span></text:p>
      <text:list xml:id="list808053635" text:style-name="L3">
        <text:list-item>
          <text:p text:style-name="P9"><text:span text:style-name="T69">Combat Controls</text:span></text:p>
        </text:list-item>
        <text:list-item>
          <text:p text:style-name="P10"><text:span text:style-name="T69">Combat Concepts</text:span></text:p>
        </text:list-item>
        <text:list-item>
          <text:p text:style-name="P10"><text:span text:style-name="T69">Exploration and Economy</text:span></text:p>
        </text:list-item>
        <text:list-item>
          <text:p text:style-name="P10"><text:span text:style-name="T69"/></text:p>
        </text:list-item>
      </text:list>
      <text:p text:style-name="P21"><text:span text:style-name="T21"/></text:p>
      <text:p text:style-name="P72"><text:span text:style-name="T14">C</text:span><text:span text:style-name="T13">ombat Controls</text:span></text:p>
      <text:p text:style-name="P54"><text:span text:style-name="T66"><text:tab/></text:span><text:span text:style-name="T82">- </text:span><text:span text:style-name="T83">At</text:span><text:span text:style-name="T81">tack </text:span><text:span text:style-name="T84">Control</text:span></text:p>
      <text:p text:style-name="P22"><text:span text:style-name="T26">[</text:span><text:span text:style-name="T25">Note: </text:span><text:span text:style-name="T23">I</text:span><text:span text:style-name="T24">t is </text:span><text:span text:style-name="T63">strongly recommended</text:span><text:span text:style-name="T24"> that you unbind “</text:span><text:span text:style-name="T32">Modify Attack Type,</text:span><text:span text:style-name="T24">” which changes your attacks between light and heavy when held. </text:span><text:span text:style-name="T30">At the least, m</text:span><text:span text:style-name="T24">ove it </text:span><text:span text:style-name="T29">away </text:span><text:span text:style-name="T24">to an obscure, </text:span><text:span text:style-name="T29">unused</text:span><text:span text:style-name="T24"> key. Put “Heavy Attack” on an easily accessible key (recommended </text:span><text:span text:style-name="T25">binding</text:span><text:span text:style-name="T24">: Mouse 3).</text:span><text:span text:style-name="T26">]</text:span></text:p>
      <text:p text:style-name="P22"><text:span text:style-name="T70">T</text:span><text:span text:style-name="T69">he Witcher 3: Enhanced Edition</text:span><text:span text:style-name="T17"> is a skill-focused fighting game with an emphasis on player involvement and control. It uses </text:span><text:span text:style-name="T61">manual targeting</text:span><text:span text:style-name="T17"> to put every attack in the exact center of your screen. Move the camera to aim Geralt’s attacks, as if he were attacking towards a crosshair like in an aim-based shooting game. </text:span><text:span text:style-name="T22">This introduces a drawback: Geralt will not bail you out if you miss, or make any intelligent decisions on his own. It also introduces a great deal of power, to ignore whatever is closest to you and pick the target that is most important to kill.</text:span></text:p>
      <text:p text:style-name="P23"><text:span text:style-name="T17">Geralt will take one step forward with every attack, instead of adapting to the distance to the target. To make him take another step forward, using the </text:span><text:span text:style-name="T61">medium distance modifier</text:span><text:span text:style-name="T17">, accessible in Options / Key Bindings (recommended </text:span><text:span text:style-name="T25">binding</text:span><text:span text:style-name="T17">: Left Control). </text:span><text:span text:style-name="T23">To make him run and pirouette forward, use the </text:span><text:span text:style-name="T62">long distance modifier</text:span><text:span text:style-name="T23">, accessible in Options / Key Bindings (recommended </text:span><text:span text:style-name="T25">binding</text:span><text:span text:style-name="T23">: Left Shift).</text:span></text:p>
      <text:p text:style-name="P23"><text:span text:style-name="T23"/></text:p>
      <text:p text:style-name="P23"><text:span text:style-name="T23"><text:tab/></text:span><text:span text:style-name="T86">- </text:span><text:span text:style-name="T87">Attack Bending</text:span></text:p>
      <text:p text:style-name="P25"><text:span text:style-name="T23">B</text:span><text:span text:style-name="T17">ecause you have full control over how many steps forward Geralt takes when attacking, you are not limited to attacking the front face of every monster you fight. Use a medium or long attack to lunge past the </text:span><text:span text:style-name="T31">enemy’s</text:span><text:span text:style-name="T17"> face, then swing the camera around to bring your sword into its back. </text:span><text:span text:style-name="T27">If you master this technique, you can beat </text:span><text:span text:style-name="T28">shield-bearing enemies</text:span><text:span text:style-name="T27"> without blocks, counterattacks, or signs.</text:span></text:p>
      <text:p text:style-name="P24"><text:span text:style-name="T27"/></text:p>
      <text:p text:style-name="P24"><text:span text:style-name="T27"><text:tab/></text:span><text:span text:style-name="T88">- Whirl and Rend</text:span></text:p>
      <text:p text:style-name="P26"><text:span text:style-name="T27">H</text:span><text:span text:style-name="T17">old light attack or heavy attack to trigger these. No talent upgrade is needed.</text:span></text:p>
      <text:p text:style-name="P26"><text:soft-page-break/><text:span text:style-name="T17"/></text:p>
      <text:p text:style-name="P26"><text:span text:style-name="T17"><text:tab/></text:span><text:span text:style-name="T85">- Special Attacks</text:span></text:p>
      <text:p text:style-name="P27"><text:span text:style-name="T34">[Note: </text:span><text:span text:style-name="T17">In Options / Key Bindings is a button called “Parry / Counterattack.” We will call it the “Block” button for the rest of the guide. (Recommended binding: Mouse 2.)</text:span><text:span text:style-name="T34">]</text:span></text:p>
      <text:p text:style-name="P27"><text:span text:style-name="T33">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7"><text:span text:style-name="T33"/></text:p>
      <text:p text:style-name="P27"><text:span text:style-name="T33"><text:tab/></text:span><text:span text:style-name="T89">- Block</text:span></text:p>
      <text:p text:style-name="P28"><text:span text:style-name="T33">W</text:span><text:span text:style-name="T17">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6">ous </text:span><text:span text:style-name="T17">spit of a cockatrice.</text:span></text:p>
      <text:p text:style-name="P28"><text:span text:style-name="T35">Every attack that hits your block has a chance to break your guard, deal damage, and stagger you. This chance is negligible when fighting small enemies with small weapons, like </text:span><text:span text:style-name="T37">wolves</text:span><text:span text:style-name="T35"> or one-handed swordsmen. Against big enemies or big weapons, like </text:span><text:span text:style-name="T39">two-handed axes </text:span><text:span text:style-name="T35">and </text:span><text:span text:style-name="T38">grave hags</text:span><text:span text:style-name="T35">, the stagger is practically guaranteed and blocking is not recommended.</text:span></text:p>
      <text:p text:style-name="P30"><text:span text:style-name="T35">S</text:span><text:span text:style-name="T17">ome attacks are “unblockable,” like the drowner’s leaping strike. These will always apply stagger if you attempt to block them.</text:span></text:p>
      <text:p text:style-name="P29"><text:span text:style-name="T17">If you attempt to block attacks while your stamina is fully depleted, you will only block a portion of the damage.</text:span></text:p>
      <text:p text:style-name="P29"><text:span text:style-name="T17"/></text:p>
      <text:p text:style-name="P29"><text:span text:style-name="T17"><text:tab/></text:span><text:span text:style-name="T85">- </text:span><text:span text:style-name="T90">Counterattack</text:span></text:p>
      <text:p text:style-name="P31"><text:span text:style-name="T17">If you press the block key while facing an enemy who has just begun an attack, Geralt will evade the attack entire</text:span><text:span text:style-name="T40">ly</text:span><text:span text:style-name="T17"> and counter with a slash of his sword. </text:span><text:span text:style-name="T40">Every enemy attack has a different timing window to score a counter, and many enemy attacks, </text:span><text:soft-page-break/><text:span text:style-name="T40">particularly the heavy attacks, will deal partial damage to you even if you correctly time your counterattack.</text:span></text:p>
      <text:p text:style-name="P32"><text:span text:style-name="T17">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61">do not work</text:span><text:span text:style-name="T17"> against certain large enemies. You will get no benefit from trying them.</text:span></text:p>
      <text:p text:style-name="P33"><text:span text:style-name="T17">[January 21, 2019: Kicking some enemies, </text:span><text:span text:style-name="T69">e.g.</text:span><text:span text:style-name="T17"> ghouls, will cause them to dash backwards, pulling Geralt with them. There are no plans to fix this behavior.]</text:span></text:p>
      <text:p text:style-name="P33"><text:span text:style-name="T17"/></text:p>
      <text:p text:style-name="P33"><text:span text:style-name="T17"><text:tab/></text:span><text:span text:style-name="T85">- </text:span><text:span text:style-name="T91">Dodge and Roll</text:span></text:p>
      <text:p text:style-name="P34"><text:span text:style-name="T17">When you press the dodge key by itself, Geralt will take a step back. Combine it with direction keys (Default: W, A, S, D) to choose a dodge direction. The same applies to the roll button. While Geralt plays one of these animations, he is </text:span><text:span text:style-name="T61">dodging</text:span><text:span text:style-name="T17">.</text:span></text:p>
      <text:p text:style-name="P34"><text:span text:style-name="T17">Every enemy attack has an invisible cone called the </text:span><text:span text:style-name="T61">safe dodge angle</text:span><text:span text:style-name="T17">, which is 90 degrees pointed straight at you. If Geralt is dodging away from an attack in this angle, at the correct time, he will evade the attack entirely. If you dodge in the wrong direction, or at the wrong time, he will take the hit.</text:span></text:p>
      <text:p text:style-name="P35"><text:span text:style-name="T17">It is entirely possible and often recommended to evade enemy attacks simply by walking or sprinting to the correct location, without using a dodge at all. This enables you to resume attacking immediately, </text:span><text:span text:style-name="T41">whereas</text:span><text:span text:style-name="T17"> pressing the dodge key requires that the dodge animation complete before new inputs are accepted.</text:span></text:p>
      <text:p text:style-name="P35"><text:span text:style-name="T17"/></text:p>
      <text:p text:style-name="P35"><text:span text:style-name="T17"><text:tab/></text:span><text:span text:style-name="T92">- Jump</text:span></text:p>
      <text:p text:style-name="P36"><text:span text:style-name="T17">Roll and jump are on the same key, and Geralt will choose to roll while enemies are near, and jump otherwise. To roll with no enemies nearby, tap the light attack key first. To jump while in combat, press the jump key while sprinting.</text:span></text:p>
      <text:p text:style-name="P36"><text:span text:style-name="T17"/></text:p>
      <text:p text:style-name="P36"><text:soft-page-break/><text:span text:style-name="T17"><text:tab/></text:span><text:span text:style-name="T85">- </text:span><text:span text:style-name="T93">Sign Casting</text:span></text:p>
      <text:p text:style-name="P37"><text:span text:style-name="T17">By default, Geralt now immediately casts the sign you select (unless you select it from the radial menu), removing the need for the “Cast Sign” button </text:span><text:span text:style-name="T42">(which is still present)</text:span><text:span text:style-name="T17">. You can also hold the sign selection keys to access alternate sign modes, just as you would hold the “Cast Sign” key.</text:span></text:p>
      <text:p text:style-name="P73"><text:span text:style-name="T13">Combat Concepts</text:span></text:p>
      <text:p text:style-name="P37"><text:span text:style-name="T17"><text:tab/></text:span><text:span text:style-name="T85">- </text:span><text:span text:style-name="T94">Vitality</text:span></text:p>
      <text:p text:style-name="P39"><text:span text:style-name="T17">Geralt’s health bar appears in red. </text:span><text:span text:style-name="T45">If it’s not there and you want to see it, press [f10] to toggle </text:span><text:span text:style-name="T72">Friendly HUD</text:span><text:span text:style-name="T45">. </text:span><text:span text:style-name="T17">When it empties to 0 points, he dies. As he takes damage, Geralt slows down and becomes easier to stagger and push around. </text:span><text:span text:style-name="T44">Unlike in some games, where your character is alive and well with 1 health and every point on top of this is simply a safety buffer, </text:span><text:span text:style-name="T71">Enhanced Edition</text:span><text:span text:style-name="T44"> puts a focus on </text:span><text:span text:style-name="T64">managing your entire health bar</text:span><text:span text:style-name="T44"> as a single resource.</text:span></text:p>
      <text:p text:style-name="P40"><text:span text:style-name="T17">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 without consuming food.</text:span></text:p>
      <text:p text:style-name="P40"><text:span text:style-name="T17"/></text:p>
      <text:p text:style-name="P40"><text:span text:style-name="T17"><text:tab/></text:span><text:span text:style-name="T85">- </text:span><text:span text:style-name="T95">Stamina</text:span></text:p>
      <text:p text:style-name="P41"><text:span text:style-name="T17">The stamina half-wheel wraps around the bottom of Geralt’s wolf medallion, in the upper left of the screen. </text:span><text:span text:style-name="T46">It regenerates rapidly over time. Every attack, block, and dodge costs stamina. Every action also starts a short timer called “stamina lockout” – and you don’t regenerate any stamina until the timer elapses.</text:span></text:p>
      <text:p text:style-name="P41"><text:span text:style-name="T47">As you lose stamina, Geralt’s movements slow down and</text:span><text:span text:style-name="T46"> </text:span><text:span text:style-name="T47">his attack damage is reduced, down to a minimum of 60% of his full damage. While the stamina bar is empty, attacks are severely slowed and blocks are only partially effective.</text:span><text:span text:style-name="T48"> It is important that you budget your actions and avoid swinging your sword at thin air.</text:span></text:p>
      <text:p text:style-name="P41"><text:span text:style-name="T48"/></text:p>
      <text:p text:style-name="P41"><text:span text:style-name="T48"><text:tab/></text:span><text:span text:style-name="T96">- </text:span><text:span text:style-name="T97">Vigor</text:span></text:p>
      <text:p text:style-name="P44"><text:span text:style-name="T48">T</text:span><text:span text:style-name="T17">he red half-wheel on the left of the wolf medallion is Vigor. </text:span><text:span text:style-name="T49">Every sign you cast </text:span><text:span text:style-name="T52">in its standard mode</text:span><text:span text:style-name="T49"> costs one </text:span><text:span text:style-name="T65">vigor point</text:span><text:span text:style-name="T49">, or one-third of the full bar. Every point of vigor </text:span><text:soft-page-break/><text:span text:style-name="T49">missing from your bar reduces your damage by 10%, down to a minimum of 70% of full damage when all vigor has been spent.</text:span></text:p>
      <text:p text:style-name="P44"><text:span text:style-name="T49">C</text:span><text:span text:style-name="T50">asting a sign imposes 1 second of “vigor lockout,” during which you regenerate no vigor. Wearing a Quen shield also impedes vigor regeneration, bring</text:span><text:span text:style-name="T51">ing</text:span><text:span text:style-name="T50"> it down to half speed.</text:span></text:p>
      <text:p text:style-name="P45"><text:span text:style-name="T50">T</text:span><text:span text:style-name="T17">he alternate modes of Aard, Yrden, and Axii cost one point of vigor. Alt-</text:span><text:span text:style-name="T53">I</text:span><text:span text:style-name="T17">gni costs vigor continuously while cast</text:span><text:span text:style-name="T60">ing</text:span><text:span text:style-name="T17">. Alt-Quen costs </text:span><text:span text:style-name="T59">some </text:span><text:span text:style-name="T17">vigor per hit that it blocks.</text:span></text:p>
      <text:p text:style-name="P45"><text:span text:style-name="T17"/></text:p>
      <text:p text:style-name="P45"><text:span text:style-name="T17"><text:tab/></text:span><text:span text:style-name="T85">- </text:span><text:span text:style-name="T98">Toxicity</text:span></text:p>
      <text:p text:style-name="P46"><text:span text:style-name="T17">Below the health bar is a bar with a skull at one end. This bar fills up bright green with </text:span><text:span text:style-name="T61">toxicity points</text:span><text:span text:style-name="T17">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4">The safe threshold is elevated while meditating (see Alchemy and Crafting).</text:span></text:p>
      <text:p text:style-name="P47"><text:span text:style-name="T17">Toxicity constantly “clears” down to 0 at a slow rate, starting </text:span><text:span text:style-name="T61">as soon as you drink a potion</text:span><text:span text:style-name="T17"> or decoction. The clearing process accelerates when the corresponding alchemy effect has faded away.</text:span></text:p>
      <text:p text:style-name="P47"><text:span text:style-name="T17"/></text:p>
      <text:p text:style-name="P47"><text:span text:style-name="T17"><text:tab/></text:span><text:span text:style-name="T85">- </text:span><text:span text:style-name="T99">Adrenaline</text:span></text:p>
      <text:p text:style-name="P48"><text:span text:style-name="T17">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span></text:p>
      <text:p text:style-name="P49"><text:span text:style-name="T17">Your adrenaline points disappear if you don’t attack, dodge, block, or take a hit for a few seconds. While you have these points, they boost your stats by a small amount each, </text:span><text:soft-page-break/><text:span text:style-name="T17">up to +100% stamina and vigor regeneration and +20% damage. You can go over these numbers by using talents to increase your maximum adrenaline past 100%.</text:span></text:p>
      <text:p text:style-name="P49"><text:span text:style-name="T17">[January 21, 2019: Adrenaline points also increase the damage you take from bleeding, up to 100%, and apply up to a 15% time slowdown effect.]</text:span></text:p>
      <text:p text:style-name="P49"><text:span text:style-name="T17"/></text:p>
      <text:p text:style-name="P49"><text:span text:style-name="T17"><text:tab/></text:span><text:span text:style-name="T85">- </text:span><text:span text:style-name="T100">Poise</text:span></text:p>
      <text:p text:style-name="P50"><text:span text:style-name="T17">Poise is granted by the armor you wear. Heavier armor </text:span><text:span text:style-name="T55">applies</text:span><text:span text:style-name="T17"> significantly more than light. You lose poise while at low vitality, and you gain a multiplier to your poise while performing an animation: +20% while sprinting, +30% while attacking, and more.</text:span></text:p>
      <text:p text:style-name="P50"><text:span text:style-name="T17">Every point of poise gives you 1% chance to resist the stagger caused by </text:span><text:span text:style-name="T61">any attack you could block</text:span><text:span text:style-name="T17">. Once your poise reaches 110, you gain the ability to resist unblockable staggers as well.</text:span></text:p>
      <text:p text:style-name="P50"><text:span text:style-name="T17"/></text:p>
      <text:p text:style-name="P50"><text:span text:style-name="T17"><text:tab/></text:span><text:span text:style-name="T101">- Injuries</text:span></text:p>
      <text:p text:style-name="P51"><text:span text:style-name="T17">Every attack that hits its target full-on (no grazes, no blocks) has a 2% chance to injure its victim, including Geralt. The second swing of the special heavy attack </text:span><text:span text:style-name="T56">(see Combat Controls) </text:span><text:span text:style-name="T57">comes with a guaranteed injury if both halves of the swing connected</text:span><text:span text:style-name="T17">. </text:span><text:span text:style-name="T57">Injuries are randomly selected from a list of possibilities, minus the parts of the body that are already injured – no doubling up. Additionally, </text:span><text:span text:style-name="T58">injuries have reduced chance to stack; the more injuries on a victim, the lower their chance of picking up a new one.</text:span></text:p>
      <text:list xml:id="list3633788545" text:style-name="L4">
        <text:list-item>
          <text:p text:style-name="P8"><text:span text:style-name="T17">Limb (arm, leg, wing) injuries cause immense pain when moving. Leg injuries give the victim a chance to stagger whenever they try to dodge; arm and wing injuries stagger on attacks.</text:span></text:p>
        </text:list-item>
        <text:list-item>
          <text:p text:style-name="P8"><text:span text:style-name="T17">Chest and spine injuries apply 5 stacks of bleeding immediately. Spine injuries increase the damage the victim takes from behind.</text:span></text:p>
        </text:list-item>
        <text:list-item>
          <text:p text:style-name="P8"><text:span text:style-name="T17">Head injuries briefly blind the victim and thereafter inhibit their stamina regeneration.</text:span></text:p>
        </text:list-item>
      </text:list>
      <text:p text:style-name="P52"><text:span text:style-name="T17">Injuries remain until the victim is restored to full health, and are then removed.</text:span></text:p>
      <text:p text:style-name="P52"><text:soft-page-break/><text:span text:style-name="T17"/></text:p>
      <text:p text:style-name="P52"><text:span text:style-name="T17"><text:tab/></text:span><text:span text:style-name="T85">- Killmoves</text:span></text:p>
      <text:p text:style-name="P52"><text:span text:style-name="T17">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span></text:p>
      <text:p text:style-name="P52"><text:span text:style-name="T17">Killmoves always dismember the victim, but a simple heavy attack can also dismember some types of enemy. Any time you dismember an enemy, with or with a killmove, you regain 20 stamina and you gain 10 adrenaline (instead of the normal 5 for killing an enemy).</text:span></text:p>
      <text:p text:style-name="P52"><text:span text:style-name="T17">If you killmove the last enemy in a fight, it will play in slow motion.</text:span></text:p>
      <text:p text:style-name="P52"><text:span text:style-name="T17"/></text:p>
      <text:p text:style-name="P52"><text:span text:style-name="T17"><text:tab/></text:span><text:span text:style-name="T102">- Status Effects</text:span></text:p>
      <text:p text:style-name="P56">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55"><text:span text:style-name="T68">Drink Swallow or White Raffard’s Decoction to make bleed stacks go away faster, and mind that poison stacks give you toxicity points.</text:span></text:p>
      <text:p text:style-name="P57"><text:span text:style-name="T68">[TODO: A comprehensive list.]</text:span></text:p>
      <text:p text:style-name="P75">Exploration and Economy</text:p>
      <text:p text:style-name="P57"><text:span text:style-name="T68"><text:tab/></text:span><text:span text:style-name="T104">- </text:span><text:span text:style-name="T105">Geralt’s Inventory</text:span></text:p>
      <text:p text:style-name="P58"><text:span text:style-name="T68">Geralt can carry up to 75 unnamed “units” of weight, beyond which he loses the ability to move faster than a walk. </text:span><text:span text:style-name="T73">Every item has a weight, even the coins in your pocket and the quest items the game forbids you from dropping. The inventory screen only displays values down to the hundredths (0.01), so if an item does not appear to have weight, </text:span><text:span text:style-name="T74">you will see it when you have more of them.</text:span></text:p>
      <text:p text:style-name="P59"><text:span text:style-name="T79">Y</text:span><text:span text:style-name="T78">ou cannot open your inventory screen during combat. </text:span><text:span text:style-name="T68">In the lower left of the screen are your 8 quick access slots, </text:span><text:span text:style-name="T77">displayed</text:span><text:span text:style-name="T68"> </text:span><text:span text:style-name="T77">in 2 columns of 4 rows</text:span><text:span text:style-name="T68">. If you cannot see them, open the radial menu ([Tab] by default) or toggle </text:span><text:span text:style-name="T4">Friendly HUD</text:span><text:span text:style-name="T68"> with [f10].</text:span><text:span text:style-name="T75">Tap a quick item key to </text:span><text:span text:style-name="T76">use</text:span><text:span text:style-name="T75"> a corresponding item from the left column. Hold that key to </text:span><text:span text:style-name="T76">use</text:span><text:span text:style-name="T75"> the item in the right column.</text:span></text:p>
      <text:p text:style-name="P59"><text:span text:style-name="T75"/></text:p>
      <text:p text:style-name="P59"><text:span text:style-name="T75"><text:tab/></text:span><text:span text:style-name="T106">- </text:span><text:span text:style-name="T107">Roach’s Inventory</text:span></text:p>
      <text:p text:style-name="P60"><text:span text:style-name="T75">P</text:span><text:span text:style-name="T68">ress [P] while near your horse to open her saddlebags. You can also access this “stash” by visiting one of the large chests in:</text:span></text:p>
      <text:list xml:id="list575061088" text:style-name="L5">
        <text:list-item>
          <text:p text:style-name="P11"><text:span text:style-name="T68">The Inn, White Orchard</text:span></text:p>
        </text:list-item>
        <text:list-item>
          <text:p text:style-name="P11"><text:span text:style-name="T68">The downstairs bedroom across from the kitchen, Crow’s Perch, Velen</text:span></text:p>
        </text:list-item>
        <text:list-item>
          <text:p text:style-name="P11"><text:span text:style-name="T68">The Rosemary and Thyme, Novigrad</text:span></text:p>
        </text:list-item>
        <text:list-item>
          <text:p text:style-name="P11"><text:span text:style-name="T68">New Port Inn, Kaer Trolde, Skellige</text:span></text:p>
        </text:list-item>
        <text:list-item>
          <text:p text:style-name="P11"><text:span text:style-name="T68">Master Bedroom, Corvo Bianco, Toussaint</text:span></text:p>
        </text:list-item>
      </text:list>
      <text:p text:style-name="P61"><text:span text:style-name="T68">The saddlebags hold up to 250 units and will not allow you to put in more, but you can increase this number by equipping saddlebag items in the appropriate slot </text:span><text:span text:style-name="T80">in Geralt’s inventory screen</text:span><text:span text:style-name="T68">.</text:span></text:p>
      <text:p text:style-name="P61"><text:span text:style-name="T68">While haggling with merchants, press [U] to sell from the contents of your saddlebags, regardless of proximity to Roach. You also have access to the stash while meditating, regardless of Roach’s location.</text:span></text:p>
      <text:p text:style-name="P61"><text:span text:style-name="T68"/></text:p>
      <text:p text:style-name="P61"><text:soft-page-break/><text:span text:style-name="T68"><text:tab/></text:span><text:span text:style-name="T104">- </text:span><text:span text:style-name="T108">Area Looting</text:span></text:p>
      <text:p text:style-name="P62"><text:span text:style-name="T68">When Geralt opens a container, dead body, or herb container, he will also check other nearby objects of the same type. Their contents will be displayed in the same loot window, listed below the contents of the central container.</text:span></text:p>
      <text:p text:style-name="P62"><text:span text:style-name="T68"/></text:p>
      <text:p text:style-name="P62"><text:span text:style-name="T68"><text:tab/></text:span><text:span text:style-name="T104">- Missing Loot</text:span></text:p>
      <text:p text:style-name="P53"><text:span text:style-name="T8">Enhanced Edition</text:span><text:span text:style-name="T1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3"><text:span text:style-name="T68">The script should specifically avoid hiding quest-related chests and chests with rare items in them, but </text:span><text:span text:style-name="T78">it is known to prevent players from grabbing “validation chests,”</text:span><text:span text:style-name="T6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6:30:41.363000000</dc:date>
    <meta:editing-duration>PT4H10M11S</meta:editing-duration>
    <meta:editing-cycles>110</meta:editing-cycles>
    <meta:generator>LibreOffice/6.0.7.3$Windows_X86_64 LibreOffice_project/dc89aa7a9eabfd848af146d5086077aeed2ae4a5</meta:generator>
    <meta:document-statistic meta:table-count="0" meta:image-count="0" meta:object-count="0" meta:page-count="15" meta:paragraph-count="131" meta:word-count="3442" meta:character-count="19940" meta:non-whitespace-character-count="16621"/>
  </office:meta>
</office:document-meta>
</file>